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E7000003972A04C96391F08B29.png" manifest:media-type="image/png"/>
  <manifest:file-entry manifest:full-path="Pictures/1000020100000560000002F356BE97DB9639BDC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65cm, 2.875cm, 1.407cm, 3.252cm)" draw:image-opacity="100%" style:mirror="none"/>
    </style:style>
    <style:style style:name="gr3" style:family="graphic" style:parent-style-name="standard">
      <style:graphic-properties svg:stroke-opacity="100%" draw:fill-color="#ffffff" draw:opacity="1%" draw:textarea-horizontal-align="justify" draw:textarea-vertical-align="middle" draw:auto-grow-height="false" fo:min-height="5.902cm" fo:min-width="6.078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4.061cm" svg:height="46.593cm" svg:x="0.001cm" svg:y="8.046cm">
          <draw:image xlink:href="Pictures/1000020100000560000002F356BE97DB9639BDCB.png" xlink:type="simple" xlink:show="embed" xlink:actuate="onLoad">
            <text:p/>
          </draw:image>
        </draw:frame>
        <draw:frame draw:style-name="gr2" draw:text-style-name="P1" draw:layer="layout" svg:width="40.533cm" svg:height="25.354cm" svg:x="23.971cm" svg:y="18.73cm">
          <draw:image xlink:href="Pictures/10000201000005E7000003972A04C96391F08B29.png" xlink:type="simple" xlink:show="embed" xlink:actuate="onLoad">
            <text:p/>
          </draw:image>
        </draw:frame>
        <draw:custom-shape draw:style-name="gr3" draw:text-style-name="P2" draw:layer="layout" svg:width="9.3cm" svg:height="8.7cm" svg:x="63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3.3cm" svg:y1="12.4cm" svg:x2="25.9cm" svg:y2="19.6cm">
          <text:p/>
        </draw:line>
        <draw:line draw:style-name="gr4" draw:text-style-name="P3" draw:layer="layout" svg:x1="68.9cm" svg:y1="18.5cm" svg:x2="63.2cm" svg:y2="4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18T16:51:38.404089786</dc:date>
    <meta:editing-duration>PT22H54M38S</meta:editing-duration>
    <meta:editing-cycles>1</meta:editing-cycles>
    <meta:document-statistic meta:object-count="5"/>
    <meta:generator>LibreOffice/6.0.7.3$Linux_X86_64 LibreOffice_project/00m0$Build-3</meta:generator>
  </office:meta>
</office:document-meta>
</file>